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edAnnotations.setTypeName(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s.ProcessedAnnotations( String typeName , Map annotated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cessedAnnotations.setAnnotatedElements( Map annotated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s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s.getAnnotatedEle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edAnnotations.Processed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